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Arial Unicode MS1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b8463" officeooo:paragraph-rsid="001b8463"/>
    </style:style>
    <style:style style:name="P2" style:family="paragraph" style:parent-style-name="Standard">
      <style:paragraph-properties fo:text-align="center" style:justify-single-word="false"/>
      <style:text-properties officeooo:rsid="001b8463" officeooo:paragraph-rsid="001b8463"/>
    </style:style>
    <style:style style:name="P3" style:family="paragraph" style:parent-style-name="Standard">
      <style:text-properties fo:font-style="italic" officeooo:rsid="001b8463" officeooo:paragraph-rsid="001b8463" style:font-style-asian="italic" style:font-style-complex="italic"/>
    </style:style>
    <style:style style:name="P4" style:family="paragraph" style:parent-style-name="Standard">
      <style:text-properties officeooo:rsid="001bb232" officeooo:paragraph-rsid="001bb232"/>
    </style:style>
    <style:style style:name="P5" style:family="paragraph" style:parent-style-name="Standard">
      <style:text-properties officeooo:rsid="001da8fb" officeooo:paragraph-rsid="001da8fb"/>
    </style:style>
    <style:style style:name="P6" style:family="paragraph">
      <style:paragraph-properties fo:text-align="center"/>
    </style:style>
    <style:style style:name="P7" style:family="paragraph">
      <loext:graphic-properties draw:fill="none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style:text-properties style:font-name="F" fo:font-size="12pt"/>
    </style:style>
    <style:style style:name="P13" style:family="paragraph">
      <loext:graphic-properties draw:fill="none" draw:fill-color="#ffffff"/>
      <style:text-properties style:font-name="F" fo:font-size="12pt"/>
    </style:style>
    <style:style style:name="T1" style:family="text">
      <style:text-properties officeooo:rsid="001b8463"/>
    </style:style>
    <style:style style:name="T2" style:family="text">
      <style:text-properties officeooo:rsid="001da8fb"/>
    </style:style>
    <style:style style:name="T3" style:family="text">
      <style:text-properties officeooo:rsid="001f52ca"/>
    </style:style>
    <style:style style:name="T4" style:family="text">
      <style:text-properties style:font-name="F" fo:font-size="12pt"/>
    </style:style>
    <style:style style:name="gr1" style:family="graphic">
      <style:graphic-properties svg:stroke-width="0.0402in" svg:stroke-color="#000000" draw:marker-start-width="0.1984in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dash" draw:stroke-dash="Fine_20_Dashed" draw:fill="none" draw:textarea-horizontal-align="justify" draw:textarea-vertical-align="middle" draw:auto-grow-height="false" fo:min-height="0.4937in" fo:min-width="1.53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201in" svg:stroke-color="#000000" draw:marker-start-width="0.1689in" draw:marker-end-width="0.1689in" draw:fill-color="#000000" draw:textarea-horizontal-align="justify" draw:textarea-vertical-align="middle" draw:auto-grow-height="false" fo:min-height="0.1173in" fo:min-width="0.1173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0201in" svg:stroke-color="#000000" draw:marker-start-width="0.1689in" draw:marker-end-width="0.1689in" draw:fill-color="#ffffff" draw:textarea-horizontal-align="justify" draw:textarea-vertical-align="middle" draw:auto-grow-height="false" fo:min-height="0.098in" fo:min-width="0.0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279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width="0.0201in" svg:stroke-color="#000000" draw:marker-start-width="0.1689in" draw:marker-end-width="0.1689in" draw:fill-color="#000000" draw:textarea-horizontal-align="justify" draw:textarea-vertical-align="middle" draw:auto-grow-height="false" fo:min-height="0.098in" fo:min-width="0.0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292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215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width="0.0402in" svg:stroke-color="#000000" draw:marker-start="Arrowheads_20_1" draw:marker-start-width="0.1984in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fill="none" draw:fill-color="#ffffff" fo:min-height="0.242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color="#000000" draw:fill="none" draw:fill-color="#ffffff" fo:min-height="0.2717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nswered Modal Logic<text:line-break/>in Cubical Binary Codes</text:p>
      <text:p text:style-name="P2">by Sven Nilsen, 2020</text:p>
      <text:p text:style-name="P1"/>
      <text:p text:style-name="P3">In this paper I describe the simplest case of encoding Answered Modal Logic in Cubical Binary Codes.</text:p>
      <text:p text:style-name="P1"/>
      <text:p text:style-name="P1">Answered Modal Logic has a modal set consisting of 3 elements:</text:p>
      <text:p text:style-name="P1"/>
      <text:p text:style-name="P1"><text:tab/>{□, ◇, ¬◇}</text:p>
      <text:p text:style-name="P1"/>
      <text:p text:style-name="P1">The smallest Cubical Binary Code that fits this set is the following:</text:p>
      <text:p text:style-name="P1"/>
      <text:p text:style-name="P1"><draw:custom-shape text:anchor-type="paragraph" draw:z-index="1" draw:name="Shape2" draw:style-name="gr2" draw:text-style-name="P7" svg:width="1.5394in" svg:height="0.4941in" svg:x="0.8252in" svg:y="0.1098in"><text:p/><draw:enhanced-geometry svg:viewBox="0 0 21600 21600" draw:type="rectangle" draw:enhanced-path="M 0 0 L 21600 0 21600 21600 0 21600 0 0 Z N"/></draw:custom-shape><draw:custom-shape text:anchor-type="paragraph" draw:z-index="5" draw:name="Shape2" draw:style-name="gr2" draw:text-style-name="P7" svg:width="1.5394in" svg:height="0.4941in" svg:x="2.7575in" svg:y="0.1165in"><text:p/><draw:enhanced-geometry svg:viewBox="0 0 21600 21600" draw:type="rectangle" draw:enhanced-path="M 0 0 L 21600 0 21600 21600 0 21600 0 0 Z N"/></draw:custom-shape><draw:frame text:anchor-type="paragraph" draw:z-index="18" draw:name="Shape5" draw:style-name="gr8" draw:text-style-name="P11" svg:width="0.2795in" svg:height="0.2157in" svg:x="0.6028in" svg:y="0.0161in"><draw:text-box><text:p>00</text:p></draw:text-box></draw:frame><draw:frame text:anchor-type="paragraph" draw:z-index="19" draw:name="Shape5" draw:style-name="gr8" draw:text-style-name="P11" svg:width="0.2795in" svg:height="0.2157in" svg:x="2.5571in" svg:y="0.0236in"><draw:text-box><text:p>01</text:p></draw:text-box></draw:frame></text:p>
      <text:p text:style-name="P1"><draw:custom-shape text:anchor-type="paragraph" draw:z-index="2" draw:name="Shape1" draw:style-name="gr3" draw:text-style-name="P8" svg:width="0.165in" svg:height="0.165in" svg:x="1.1189in" svg:y="0.09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Shape1" draw:style-name="gr4" draw:text-style-name="P9" svg:width="0.165in" svg:height="0.165in" svg:x="1.9134in" svg:y="0.09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4" draw:name="Shape3" draw:style-name="gr5" draw:text-style-name="P10" svg:width="0.6224in" svg:height="0.2795in" svg:x="1.2402in" svg:y="0.4835in"><draw:text-box><text:p text:style-name="P6">¬◇</text:p></draw:text-box></draw:frame><draw:custom-shape text:anchor-type="paragraph" draw:z-index="6" draw:name="Shape1" draw:style-name="gr6" draw:text-style-name="P8" svg:width="0.165in" svg:height="0.165in" svg:x="3.8382in" svg:y="0.091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name="Shape1" draw:style-name="gr4" draw:text-style-name="P9" svg:width="0.165in" svg:height="0.165in" svg:x="3.1161in" svg:y="0.083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8" draw:name="Shape3" draw:style-name="gr5" draw:text-style-name="P10" svg:width="0.6224in" svg:height="0.2795in" svg:x="3.202in" svg:y="0.498in"><draw:text-box><text:p text:style-name="P6">□</text:p></draw:text-box></draw:frame><draw:custom-shape text:anchor-type="paragraph" draw:z-index="9" draw:name="Shape2" draw:style-name="gr2" draw:text-style-name="P7" svg:width="1.5394in" svg:height="0.4941in" svg:x="0.8319in" svg:y="0.9917in"><text:p/><draw:enhanced-geometry svg:viewBox="0 0 21600 21600" draw:type="rectangle" draw:enhanced-path="M 0 0 L 21600 0 21600 21600 0 21600 0 0 Z N"/></draw:custom-shape><draw:custom-shape text:anchor-type="paragraph" draw:z-index="10" draw:name="Shape1" draw:style-name="gr4" draw:text-style-name="P9" svg:width="0.165in" svg:height="0.165in" svg:x="1.9272in" svg:y="1.157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" draw:name="Shape1" draw:style-name="gr4" draw:text-style-name="P9" svg:width="0.165in" svg:height="0.165in" svg:x="1.1327in" svg:y="1.163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0" draw:name="Shape4" draw:style-name="gr1" draw:text-style-name="P6" svg:x1="1.2043in" svg:y1="1.2346in" svg:x2="1.9988in" svg:y2="1.2417in"><text:p/></draw:line><draw:frame text:anchor-type="paragraph" draw:z-index="12" draw:name="Shape3" draw:style-name="gr5" draw:text-style-name="P10" svg:width="0.6224in" svg:height="0.2795in" svg:x="1.2547in" svg:y="1.5571in"><draw:text-box><text:p text:style-name="P6">◇</text:p></draw:text-box></draw:frame><draw:custom-shape text:anchor-type="paragraph" draw:z-index="13" draw:name="Shape2" draw:style-name="gr2" draw:text-style-name="P7" svg:width="1.5394in" svg:height="0.4941in" svg:x="2.7575in" svg:y="1.0063in"><text:p/><draw:enhanced-geometry svg:viewBox="0 0 21600 21600" draw:type="rectangle" draw:enhanced-path="M 0 0 L 21600 0 21600 21600 0 21600 0 0 Z N"/></draw:custom-shape><draw:line text:anchor-type="paragraph" draw:z-index="14" draw:name="Shape4" draw:style-name="gr1" draw:text-style-name="P6" svg:x1="3.1154in" svg:y1="1.2492in" svg:x2="3.9098in" svg:y2="1.2563in"><text:p/></draw:line><draw:custom-shape text:anchor-type="paragraph" draw:z-index="15" draw:name="Shape1" draw:style-name="gr6" draw:text-style-name="P8" svg:width="0.165in" svg:height="0.165in" svg:x="3.8382in" svg:y="1.171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" draw:name="Shape1" draw:style-name="gr6" draw:text-style-name="P8" svg:width="0.165in" svg:height="0.165in" svg:x="3.0437in" svg:y="1.178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17" draw:name="Shape3" draw:style-name="gr7" draw:text-style-name="P10" svg:width="0.874in" svg:height="0.2933in" svg:x="3.1516in" svg:y="1.5571in"><draw:text-box><text:p text:style-name="P6">{□, ◇, ¬◇}</text:p></draw:text-box></draw:frame></text:p>
      <text:p text:style-name="P1"/>
      <text:p text:style-name="P1"/>
      <text:p text:style-name="P1"/>
      <text:p text:style-name="P1"><draw:frame text:anchor-type="paragraph" draw:z-index="20" draw:name="Shape5" draw:style-name="gr8" draw:text-style-name="P11" svg:width="0.2795in" svg:height="0.2157in" svg:x="0.6102in" svg:y="0.1181in"><draw:text-box><text:p>10</text:p></draw:text-box></draw:frame><draw:frame text:anchor-type="paragraph" draw:z-index="21" draw:name="Shape5" draw:style-name="gr8" draw:text-style-name="P11" svg:width="0.2795in" svg:height="0.2157in" svg:x="2.5508in" svg:y="0.1181in"><draw:text-box><text:p>11</text:p></draw:text-box></draw:frame></text:p>
      <text:p text:style-name="P1"/>
      <text:p text:style-name="P1"/>
      <text:p text:style-name="P1"/>
      <text:p text:style-name="P1"/>
      <text:p text:style-name="P1"/>
      <text:p text:style-name="P4">The reason for this assignment is because `<text:span text:style-name="T1">□</text:span>` and `<text:span text:style-name="T1">¬◇</text:span>` are natural opposites:</text:p>
      <text:p text:style-name="P4"/>
      <text:p text:style-name="P4"><text:tab/>00<text:tab/><text:span text:style-name="T1">□<text:tab/></text:span>Means that for all cases, <text:span text:style-name="T2">the</text:span> predicate returns `true`</text:p>
      <text:p text:style-name="P4"><text:tab/>01<text:tab/><text:span text:style-name="T1">¬◇<text:tab/></text:span>Means that there exists no case for which the predicate returns `true`</text:p>
      <text:p text:style-name="P4"/>
      <text:p text:style-name="P5">To clarify, the cases here refers to context, not inputs of the predicate.</text:p>
      <text:p text:style-name="P5">The logic is for reasoning about the predicate across possible worlds, hence the modality.</text:p>
      <text:p text:style-name="P4"/>
      <text:p text:style-name="P4">The closest one gets to assigning `<text:span text:style-name="T1">◇</text:span>` naturally is 10:</text:p>
      <text:p text:style-name="P4"/>
      <text:p text:style-name="P4"><text:tab/>10<text:tab/><text:span text:style-name="T1">◇<text:tab/></text:span>Means that there exists a case for which the predicate returns `true`</text:p>
      <text:p text:style-name="P4"/>
      <text:p text:style-name="P4">Technically, if one modeled this as an interval, then one can say it includes `<text:span text:style-name="T1">□</text:span>` at one end:</text:p>
      <text:p text:style-name="P4"/>
      <text:p text:style-name="P4"><draw:line text:anchor-type="paragraph" draw:z-index="22" draw:name="Shape4" draw:style-name="gr9" draw:text-style-name="P6" svg:x1="2.2492in" svg:y1="0.0917in" svg:x2="3.0437in" svg:y2="0.0988in"><text:p/></draw:line><draw:custom-shape text:anchor-type="paragraph" draw:z-index="23" draw:name="Shape1" draw:style-name="gr6" draw:text-style-name="P8" svg:width="0.165in" svg:height="0.165in" svg:x="2.972in" svg:y="0.013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4" draw:name="Shape1" draw:style-name="gr4" draw:text-style-name="P9" svg:width="0.165in" svg:height="0.165in" svg:x="2.178in" svg:y="0.020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25" draw:name="Shape6" draw:style-name="gr10" draw:text-style-name="P11" svg:width="2.4843in" svg:height="0.2433in" svg:x="3.5874in" svg:y="0.0075in"><draw:text-box><text:p>One can think about `◇` as an arrow</text:p></draw:text-box></draw:frame><text:tab/><text:span text:style-name="T1">◇ </text:span>= (<text:span text:style-name="T1">¬◇, □</text:span>]</text:p>
      <text:p text:style-name="P4"/>
      <text:p text:style-name="P5">The semantics of the code `11` is naturally refering to the whole modal set:</text:p>
      <text:p text:style-name="P5"><draw:line text:anchor-type="paragraph" draw:z-index="26" draw:name="Shape4" draw:style-name="gr1" draw:text-style-name="P6" svg:x1="0.5882in" svg:y1="0.3098in" svg:x2="1.3827in" svg:y2="0.3169in"><text:p/></draw:line><draw:custom-shape text:anchor-type="paragraph" draw:z-index="27" draw:name="Shape1" draw:style-name="gr6" draw:text-style-name="P8" svg:width="0.165in" svg:height="0.165in" svg:x="1.311in" svg:y="0.23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8" draw:name="Shape1" draw:style-name="gr6" draw:text-style-name="P8" svg:width="0.165in" svg:height="0.165in" svg:x="0.5165in" svg:y="0.23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29" draw:name="Shape7" draw:style-name="gr11" draw:text-style-name="P13" svg:width="0.8378in" svg:height="0.2717in" svg:x="1.8339in" svg:y="0.211in"><draw:text-box><text:p text:style-name="P12"><text:span text:style-name="T4">{□, ◇, ¬◇}</text:span></text:p></draw:text-box></draw:frame></text:p>
      <text:p text:style-name="P5"/>
      <text:p text:style-name="P5"/>
      <text:p text:style-name="P5">This encoding satisfies the requirement that the building block of the logic can not fully model sets.</text:p>
      <text:p text:style-name="P5">There is no way to model the empty modal set `{}`, <text:span text:style-name="T3">hence a full model of a set is impossible to expres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Arial Unicode MS1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Arial Unicode MS" svg:font-family="'Arial Unicode MS'" style:font-family-generic="system" style:font-pitch="variable"/>
  </office:font-face-decls>
  <office:styles>
    <draw:marker draw:name="Arrowheads_20_1" draw:display-name="Arrowheads 1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7T17:29:58.978496000</meta:creation-date>
    <dc:date>2020-07-17T18:04:34.187839000</dc:date>
    <meta:editing-duration>PT3M54S</meta:editing-duration>
    <meta:editing-cycles>1</meta:editing-cycles>
    <meta:document-statistic meta:table-count="0" meta:image-count="0" meta:object-count="0" meta:page-count="1" meta:paragraph-count="18" meta:word-count="218" meta:character-count="1200" meta:non-whitespace-character-count="995"/>
    <meta:generator>LibreOffice/5.1.2.2$MacOSX_X86_64 LibreOffice_project/d3bf12ecb743fc0d20e0be0c58ca359301eb705f</meta:generator>
  </office:meta>
</office:document-meta>
</file>